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448.02pt" svg:y="115.23pt">
            <loext:p draw:notify-on-update-of-ranges="Sheet1.H3:Sheet1.H8 Sheet1.I3:Sheet1.I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10 Clients</text:p>
          </table:table-cell>
          <table:table-cell table:style-name="ce1" office:value-type="string" calcext:value-type="string">
            <text:p>20 Clients</text:p>
          </table:table-cell>
          <table:table-cell table:style-name="ce1" office:value-type="string" calcext:value-type="string">
            <text:p>40 Clients</text:p>
          </table:table-cell>
          <table:table-cell table:style-name="ce1" office:value-type="string" calcext:value-type="string">
            <text:p>60 Clients</text:p>
          </table:table-cell>
          <table:table-cell table:style-name="ce1" office:value-type="string" calcext:value-type="string">
            <text:p>80 Clients</text:p>
          </table:table-cell>
          <table:table-cell table:style-name="ce1" office:value-type="string" calcext:value-type="string">
            <text:p>100 Clients</text:p>
          </table:table-cell>
          <table:table-cell table:style-name="ce1"/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3"/>
        </table:table-row>
        <table:table-row table:style-name="ro1">
          <table:table-cell office:value-type="float" office:value="0.00078284" calcext:value-type="float">
            <text:p>0.00078284</text:p>
          </table:table-cell>
          <table:table-cell office:value-type="float" office:value="0.00081572" calcext:value-type="float">
            <text:p>0.00081572</text:p>
          </table:table-cell>
          <table:table-cell office:value-type="float" office:value="0.00085994" calcext:value-type="float">
            <text:p>0.00085994</text:p>
          </table:table-cell>
          <table:table-cell office:value-type="float" office:value="0.00072466" calcext:value-type="float">
            <text:p>0.00072466</text:p>
          </table:table-cell>
          <table:table-cell office:value-type="float" office:value="0.00071596" calcext:value-type="float">
            <text:p>0.00071596</text:p>
          </table:table-cell>
          <table:table-cell office:value-type="float" office:value="0.00069346" calcext:value-type="float">
            <text:p>0.00069346</text:p>
          </table:table-cell>
          <table:table-cell table:style-name="ce1"/>
          <table:table-cell table:number-columns-repeated="2"/>
          <table:table-cell table:style-name="ce1" table:number-columns-repeated="3"/>
        </table:table-row>
        <table:table-row table:style-name="ro1">
          <table:table-cell office:value-type="float" office:value="0.00077564" calcext:value-type="float">
            <text:p>0.00077564</text:p>
          </table:table-cell>
          <table:table-cell office:value-type="float" office:value="0.00078054" calcext:value-type="float">
            <text:p>0.00078054</text:p>
          </table:table-cell>
          <table:table-cell office:value-type="float" office:value="0.0007778" calcext:value-type="float">
            <text:p>0.0007778</text:p>
          </table:table-cell>
          <table:table-cell office:value-type="float" office:value="0.0007538" calcext:value-type="float">
            <text:p>0.0007538</text:p>
          </table:table-cell>
          <table:table-cell office:value-type="float" office:value="0.0007283" calcext:value-type="float">
            <text:p>0.0007283</text:p>
          </table:table-cell>
          <table:table-cell office:value-type="float" office:value="0.00064084" calcext:value-type="float">
            <text:p>0.0006408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A2:.A11])/10" office:value-type="float" office:value="0.00078548" calcext:value-type="float">
            <text:p>0.00078548</text:p>
          </table:table-cell>
          <table:table-cell table:number-columns-repeated="3"/>
        </table:table-row>
        <table:table-row table:style-name="ro1">
          <table:table-cell office:value-type="float" office:value="0.0007816" calcext:value-type="float">
            <text:p>0.0007816</text:p>
          </table:table-cell>
          <table:table-cell office:value-type="float" office:value="0.00077074" calcext:value-type="float">
            <text:p>0.00077074</text:p>
          </table:table-cell>
          <table:table-cell office:value-type="float" office:value="0.00080916" calcext:value-type="float">
            <text:p>0.00080916</text:p>
          </table:table-cell>
          <table:table-cell office:value-type="float" office:value="0.00074872" calcext:value-type="float">
            <text:p>0.00074872</text:p>
          </table:table-cell>
          <table:table-cell office:value-type="float" office:value="0.00073076" calcext:value-type="float">
            <text:p>0.00073076</text:p>
          </table:table-cell>
          <table:table-cell office:value-type="float" office:value="0.00071504" calcext:value-type="float">
            <text:p>0.0007150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SUM([.B2:.B21])/20" office:value-type="float" office:value="0.00079173" calcext:value-type="float">
            <text:p>0.00079173</text:p>
          </table:table-cell>
          <table:table-cell table:number-columns-repeated="3"/>
        </table:table-row>
        <table:table-row table:style-name="ro1">
          <table:table-cell office:value-type="float" office:value="0.00078172" calcext:value-type="float">
            <text:p>0.00078172</text:p>
          </table:table-cell>
          <table:table-cell office:value-type="float" office:value="0.00076206" calcext:value-type="float">
            <text:p>0.00076206</text:p>
          </table:table-cell>
          <table:table-cell office:value-type="float" office:value="0.00074092" calcext:value-type="float">
            <text:p>0.00074092</text:p>
          </table:table-cell>
          <table:table-cell office:value-type="float" office:value="0.00070906" calcext:value-type="float">
            <text:p>0.00070906</text:p>
          </table:table-cell>
          <table:table-cell office:value-type="float" office:value="0.00069398" calcext:value-type="float">
            <text:p>0.00069398</text:p>
          </table:table-cell>
          <table:table-cell office:value-type="float" office:value="0.00073926" calcext:value-type="float">
            <text:p>0.00073926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UM([.C2:.C41])/40" office:value-type="float" office:value="0.0007833805" calcext:value-type="float">
            <text:p>0.0007833805</text:p>
          </table:table-cell>
          <table:table-cell table:number-columns-repeated="3"/>
        </table:table-row>
        <table:table-row table:style-name="ro1">
          <table:table-cell office:value-type="float" office:value="0.00076266" calcext:value-type="float">
            <text:p>0.00076266</text:p>
          </table:table-cell>
          <table:table-cell office:value-type="float" office:value="0.00075136" calcext:value-type="float">
            <text:p>0.00075136</text:p>
          </table:table-cell>
          <table:table-cell office:value-type="float" office:value="0.00077998" calcext:value-type="float">
            <text:p>0.00077998</text:p>
          </table:table-cell>
          <table:table-cell office:value-type="float" office:value="0.0007706" calcext:value-type="float">
            <text:p>0.0007706</text:p>
          </table:table-cell>
          <table:table-cell office:value-type="float" office:value="0.00081778" calcext:value-type="float">
            <text:p>0.00081778</text:p>
          </table:table-cell>
          <table:table-cell office:value-type="float" office:value="0.00074794" calcext:value-type="float">
            <text:p>0.00074794</text:p>
          </table:table-cell>
          <table:table-cell/>
          <table:table-cell office:value-type="float" office:value="60" calcext:value-type="float">
            <text:p>60</text:p>
          </table:table-cell>
          <table:table-cell table:formula="of:=SUM([.D2:.D61])/60" office:value-type="float" office:value="0.000781686666666667" calcext:value-type="float">
            <text:p>0.000781686666667</text:p>
          </table:table-cell>
          <table:table-cell table:number-columns-repeated="3"/>
        </table:table-row>
        <table:table-row table:style-name="ro1">
          <table:table-cell office:value-type="float" office:value="0.00083112" calcext:value-type="float">
            <text:p>0.00083112</text:p>
          </table:table-cell>
          <table:table-cell office:value-type="float" office:value="0.00081924" calcext:value-type="float">
            <text:p>0.00081924</text:p>
          </table:table-cell>
          <table:table-cell office:value-type="float" office:value="0.00072984" calcext:value-type="float">
            <text:p>0.00072984</text:p>
          </table:table-cell>
          <table:table-cell office:value-type="float" office:value="0.00076862" calcext:value-type="float">
            <text:p>0.00076862</text:p>
          </table:table-cell>
          <table:table-cell office:value-type="float" office:value="0.00083114" calcext:value-type="float">
            <text:p>0.00083114</text:p>
          </table:table-cell>
          <table:table-cell office:value-type="float" office:value="0.0008901" calcext:value-type="float">
            <text:p>0.000890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SUM([.E2:.E81])/80" office:value-type="float" office:value="0.00076582175" calcext:value-type="float">
            <text:p>0.00076582175</text:p>
          </table:table-cell>
          <table:table-cell table:number-columns-repeated="3"/>
        </table:table-row>
        <table:table-row table:style-name="ro1">
          <table:table-cell office:value-type="float" office:value="0.00084418" calcext:value-type="float">
            <text:p>0.00084418</text:p>
          </table:table-cell>
          <table:table-cell office:value-type="float" office:value="0.0008102" calcext:value-type="float">
            <text:p>0.0008102</text:p>
          </table:table-cell>
          <table:table-cell office:value-type="float" office:value="0.00078938" calcext:value-type="float">
            <text:p>0.00078938</text:p>
          </table:table-cell>
          <table:table-cell office:value-type="float" office:value="0.00087532" calcext:value-type="float">
            <text:p>0.00087532</text:p>
          </table:table-cell>
          <table:table-cell office:value-type="float" office:value="0.00071656" calcext:value-type="float">
            <text:p>0.00071656</text:p>
          </table:table-cell>
          <table:table-cell office:value-type="float" office:value="0.00074474" calcext:value-type="float">
            <text:p>0.0007447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SUM([.F2:.F101])/100" office:value-type="float" office:value="0.000767842" calcext:value-type="float">
            <text:p>0.000767842</text:p>
          </table:table-cell>
          <table:table-cell table:number-columns-repeated="3"/>
        </table:table-row>
        <table:table-row table:style-name="ro1">
          <table:table-cell office:value-type="float" office:value="0.00083352" calcext:value-type="float">
            <text:p>0.00083352</text:p>
          </table:table-cell>
          <table:table-cell office:value-type="float" office:value="0.00080174" calcext:value-type="float">
            <text:p>0.00080174</text:p>
          </table:table-cell>
          <table:table-cell office:value-type="float" office:value="0.00080908" calcext:value-type="float">
            <text:p>0.00080908</text:p>
          </table:table-cell>
          <table:table-cell office:value-type="float" office:value="0.00089072" calcext:value-type="float">
            <text:p>0.00089072</text:p>
          </table:table-cell>
          <table:table-cell office:value-type="float" office:value="0.0009288" calcext:value-type="float">
            <text:p>0.0009288</text:p>
          </table:table-cell>
          <table:table-cell office:value-type="float" office:value="0.00079126" calcext:value-type="float">
            <text:p>0.00079126</text:p>
          </table:table-cell>
          <table:table-cell table:number-columns-repeated="6"/>
        </table:table-row>
        <table:table-row table:style-name="ro1">
          <table:table-cell office:value-type="float" office:value="0.00072742" calcext:value-type="float">
            <text:p>0.00072742</text:p>
          </table:table-cell>
          <table:table-cell office:value-type="float" office:value="0.00078178" calcext:value-type="float">
            <text:p>0.00078178</text:p>
          </table:table-cell>
          <table:table-cell office:value-type="float" office:value="0.00078542" calcext:value-type="float">
            <text:p>0.00078542</text:p>
          </table:table-cell>
          <table:table-cell office:value-type="float" office:value="0.00088734" calcext:value-type="float">
            <text:p>0.00088734</text:p>
          </table:table-cell>
          <table:table-cell office:value-type="float" office:value="0.00076406" calcext:value-type="float">
            <text:p>0.00076406</text:p>
          </table:table-cell>
          <table:table-cell office:value-type="float" office:value="0.00074452" calcext:value-type="float">
            <text:p>0.00074452</text:p>
          </table:table-cell>
          <table:table-cell table:number-columns-repeated="6"/>
        </table:table-row>
        <table:table-row table:style-name="ro1">
          <table:table-cell office:value-type="float" office:value="0.0007341" calcext:value-type="float">
            <text:p>0.0007341</text:p>
          </table:table-cell>
          <table:table-cell office:value-type="float" office:value="0.00073964" calcext:value-type="float">
            <text:p>0.00073964</text:p>
          </table:table-cell>
          <table:table-cell office:value-type="float" office:value="0.00074572" calcext:value-type="float">
            <text:p>0.00074572</text:p>
          </table:table-cell>
          <table:table-cell office:value-type="float" office:value="0.00078522" calcext:value-type="float">
            <text:p>0.00078522</text:p>
          </table:table-cell>
          <table:table-cell office:value-type="float" office:value="0.00070106" calcext:value-type="float">
            <text:p>0.00070106</text:p>
          </table:table-cell>
          <table:table-cell office:value-type="float" office:value="0.00082106" calcext:value-type="float">
            <text:p>0.00082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82674" calcext:value-type="float">
            <text:p>0.00082674</text:p>
          </table:table-cell>
          <table:table-cell office:value-type="float" office:value="0.00075418" calcext:value-type="float">
            <text:p>0.00075418</text:p>
          </table:table-cell>
          <table:table-cell office:value-type="float" office:value="0.00077564" calcext:value-type="float">
            <text:p>0.00077564</text:p>
          </table:table-cell>
          <table:table-cell office:value-type="float" office:value="0.00080754" calcext:value-type="float">
            <text:p>0.00080754</text:p>
          </table:table-cell>
          <table:table-cell office:value-type="float" office:value="0.00078292" calcext:value-type="float">
            <text:p>0.00078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86296" calcext:value-type="float">
            <text:p>0.00086296</text:p>
          </table:table-cell>
          <table:table-cell office:value-type="float" office:value="0.00078328" calcext:value-type="float">
            <text:p>0.00078328</text:p>
          </table:table-cell>
          <table:table-cell office:value-type="float" office:value="0.00074802" calcext:value-type="float">
            <text:p>0.00074802</text:p>
          </table:table-cell>
          <table:table-cell office:value-type="float" office:value="0.0007131" calcext:value-type="float">
            <text:p>0.0007131</text:p>
          </table:table-cell>
          <table:table-cell office:value-type="float" office:value="0.00066578" calcext:value-type="float">
            <text:p>0.00066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82286" calcext:value-type="float">
            <text:p>0.00082286</text:p>
          </table:table-cell>
          <table:table-cell office:value-type="float" office:value="0.00079838" calcext:value-type="float">
            <text:p>0.00079838</text:p>
          </table:table-cell>
          <table:table-cell office:value-type="float" office:value="0.00075094" calcext:value-type="float">
            <text:p>0.00075094</text:p>
          </table:table-cell>
          <table:table-cell office:value-type="float" office:value="0.00074382" calcext:value-type="float">
            <text:p>0.00074382</text:p>
          </table:table-cell>
          <table:table-cell office:value-type="float" office:value="0.00073528" calcext:value-type="float">
            <text:p>0.00073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80944" calcext:value-type="float">
            <text:p>0.00080944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0072844" calcext:value-type="float">
            <text:p>0.00072844</text:p>
          </table:table-cell>
          <table:table-cell office:value-type="float" office:value="0.00080084" calcext:value-type="float">
            <text:p>0.00080084</text:p>
          </table:table-cell>
          <table:table-cell office:value-type="float" office:value="0.00070102" calcext:value-type="float">
            <text:p>0.00070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7666" calcext:value-type="float">
            <text:p>0.0007666</text:p>
          </table:table-cell>
          <table:table-cell office:value-type="float" office:value="0.0007558" calcext:value-type="float">
            <text:p>0.0007558</text:p>
          </table:table-cell>
          <table:table-cell office:value-type="float" office:value="0.00076416" calcext:value-type="float">
            <text:p>0.00076416</text:p>
          </table:table-cell>
          <table:table-cell office:value-type="float" office:value="0.00073518" calcext:value-type="float">
            <text:p>0.00073518</text:p>
          </table:table-cell>
          <table:table-cell office:value-type="float" office:value="0.0007019" calcext:value-type="float">
            <text:p>0.0007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81252" calcext:value-type="float">
            <text:p>0.00081252</text:p>
          </table:table-cell>
          <table:table-cell office:value-type="float" office:value="0.00076752" calcext:value-type="float">
            <text:p>0.00076752</text:p>
          </table:table-cell>
          <table:table-cell office:value-type="float" office:value="0.00073996" calcext:value-type="float">
            <text:p>0.00073996</text:p>
          </table:table-cell>
          <table:table-cell office:value-type="float" office:value="0.00080722" calcext:value-type="float">
            <text:p>0.00080722</text:p>
          </table:table-cell>
          <table:table-cell office:value-type="float" office:value="0.00077966" calcext:value-type="float">
            <text:p>0.00077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80182" calcext:value-type="float">
            <text:p>0.00080182</text:p>
          </table:table-cell>
          <table:table-cell office:value-type="float" office:value="0.0007917" calcext:value-type="float">
            <text:p>0.0007917</text:p>
          </table:table-cell>
          <table:table-cell office:value-type="float" office:value="0.00072488" calcext:value-type="float">
            <text:p>0.00072488</text:p>
          </table:table-cell>
          <table:table-cell office:value-type="float" office:value="0.00070334" calcext:value-type="float">
            <text:p>0.00070334</text:p>
          </table:table-cell>
          <table:table-cell office:value-type="float" office:value="0.00070436" calcext:value-type="float">
            <text:p>0.00070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76172" calcext:value-type="float">
            <text:p>0.00076172</text:p>
          </table:table-cell>
          <table:table-cell office:value-type="float" office:value="0.00078064" calcext:value-type="float">
            <text:p>0.00078064</text:p>
          </table:table-cell>
          <table:table-cell office:value-type="float" office:value="0.00079762" calcext:value-type="float">
            <text:p>0.00079762</text:p>
          </table:table-cell>
          <table:table-cell office:value-type="float" office:value="0.00071856" calcext:value-type="float">
            <text:p>0.00071856</text:p>
          </table:table-cell>
          <table:table-cell office:value-type="float" office:value="0.00069206" calcext:value-type="float">
            <text:p>0.00069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7816" calcext:value-type="float">
            <text:p>0.0007816</text:p>
          </table:table-cell>
          <table:table-cell office:value-type="float" office:value="0.00075212" calcext:value-type="float">
            <text:p>0.00075212</text:p>
          </table:table-cell>
          <table:table-cell office:value-type="float" office:value="0.00077698" calcext:value-type="float">
            <text:p>0.00077698</text:p>
          </table:table-cell>
          <table:table-cell office:value-type="float" office:value="0.00078146" calcext:value-type="float">
            <text:p>0.00078146</text:p>
          </table:table-cell>
          <table:table-cell office:value-type="float" office:value="0.00072548" calcext:value-type="float">
            <text:p>0.00072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75532" calcext:value-type="float">
            <text:p>0.00075532</text:p>
          </table:table-cell>
          <table:table-cell office:value-type="float" office:value="0.00078684" calcext:value-type="float">
            <text:p>0.00078684</text:p>
          </table:table-cell>
          <table:table-cell office:value-type="float" office:value="0.00080738" calcext:value-type="float">
            <text:p>0.00080738</text:p>
          </table:table-cell>
          <table:table-cell office:value-type="float" office:value="0.00068528" calcext:value-type="float">
            <text:p>0.00068528</text:p>
          </table:table-cell>
          <table:table-cell office:value-type="float" office:value="0.00073056" calcext:value-type="float">
            <text:p>0.00073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8778" calcext:value-type="float">
            <text:p>0.00078778</text:p>
          </table:table-cell>
          <table:table-cell office:value-type="float" office:value="0.00085272" calcext:value-type="float">
            <text:p>0.00085272</text:p>
          </table:table-cell>
          <table:table-cell office:value-type="float" office:value="0.00075412" calcext:value-type="float">
            <text:p>0.00075412</text:p>
          </table:table-cell>
          <table:table-cell office:value-type="float" office:value="0.00080908" calcext:value-type="float">
            <text:p>0.000809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59" calcext:value-type="float">
            <text:p>0.000759</text:p>
          </table:table-cell>
          <table:table-cell office:value-type="float" office:value="0.00076146" calcext:value-type="float">
            <text:p>0.00076146</text:p>
          </table:table-cell>
          <table:table-cell office:value-type="float" office:value="0.0008012" calcext:value-type="float">
            <text:p>0.0008012</text:p>
          </table:table-cell>
          <table:table-cell office:value-type="float" office:value="0.00084842" calcext:value-type="float">
            <text:p>0.000848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9672" calcext:value-type="float">
            <text:p>0.00079672</text:p>
          </table:table-cell>
          <table:table-cell office:value-type="float" office:value="0.00077678" calcext:value-type="float">
            <text:p>0.00077678</text:p>
          </table:table-cell>
          <table:table-cell office:value-type="float" office:value="0.00071254" calcext:value-type="float">
            <text:p>0.00071254</text:p>
          </table:table-cell>
          <table:table-cell office:value-type="float" office:value="0.0007832" calcext:value-type="float">
            <text:p>0.00078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698" calcext:value-type="float">
            <text:p>0.0007698</text:p>
          </table:table-cell>
          <table:table-cell office:value-type="float" office:value="0.00072642" calcext:value-type="float">
            <text:p>0.00072642</text:p>
          </table:table-cell>
          <table:table-cell office:value-type="float" office:value="0.00073728" calcext:value-type="float">
            <text:p>0.00073728</text:p>
          </table:table-cell>
          <table:table-cell office:value-type="float" office:value="0.00072718" calcext:value-type="float">
            <text:p>0.0007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8592" calcext:value-type="float">
            <text:p>0.00078592</text:p>
          </table:table-cell>
          <table:table-cell office:value-type="float" office:value="0.00079602" calcext:value-type="float">
            <text:p>0.00079602</text:p>
          </table:table-cell>
          <table:table-cell office:value-type="float" office:value="0.00072178" calcext:value-type="float">
            <text:p>0.00072178</text:p>
          </table:table-cell>
          <table:table-cell office:value-type="float" office:value="0.0008143" calcext:value-type="float">
            <text:p>0.00081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866" calcext:value-type="float">
            <text:p>0.0007866</text:p>
          </table:table-cell>
          <table:table-cell office:value-type="float" office:value="0.00079082" calcext:value-type="float">
            <text:p>0.00079082</text:p>
          </table:table-cell>
          <table:table-cell office:value-type="float" office:value="0.00074314" calcext:value-type="float">
            <text:p>0.00074314</text:p>
          </table:table-cell>
          <table:table-cell office:value-type="float" office:value="0.00082818" calcext:value-type="float">
            <text:p>0.000828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6562" calcext:value-type="float">
            <text:p>0.00076562</text:p>
          </table:table-cell>
          <table:table-cell office:value-type="float" office:value="0.0007753" calcext:value-type="float">
            <text:p>0.0007753</text:p>
          </table:table-cell>
          <table:table-cell office:value-type="float" office:value="0.00075056" calcext:value-type="float">
            <text:p>0.00075056</text:p>
          </table:table-cell>
          <table:table-cell office:value-type="float" office:value="0.00074622" calcext:value-type="float">
            <text:p>0.000746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9938" calcext:value-type="float">
            <text:p>0.00079938</text:p>
          </table:table-cell>
          <table:table-cell office:value-type="float" office:value="0.00077498" calcext:value-type="float">
            <text:p>0.00077498</text:p>
          </table:table-cell>
          <table:table-cell office:value-type="float" office:value="0.00074394" calcext:value-type="float">
            <text:p>0.00074394</text:p>
          </table:table-cell>
          <table:table-cell office:value-type="float" office:value="0.00079902" calcext:value-type="float">
            <text:p>0.000799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83378" calcext:value-type="float">
            <text:p>0.00083378</text:p>
          </table:table-cell>
          <table:table-cell office:value-type="float" office:value="0.00078846" calcext:value-type="float">
            <text:p>0.00078846</text:p>
          </table:table-cell>
          <table:table-cell office:value-type="float" office:value="0.00075794" calcext:value-type="float">
            <text:p>0.00075794</text:p>
          </table:table-cell>
          <table:table-cell office:value-type="float" office:value="0.00081474" calcext:value-type="float">
            <text:p>0.000814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7492" calcext:value-type="float">
            <text:p>0.00077492</text:p>
          </table:table-cell>
          <table:table-cell office:value-type="float" office:value="0.00081346" calcext:value-type="float">
            <text:p>0.00081346</text:p>
          </table:table-cell>
          <table:table-cell office:value-type="float" office:value="0.0007459" calcext:value-type="float">
            <text:p>0.0007459</text:p>
          </table:table-cell>
          <table:table-cell office:value-type="float" office:value="0.00077602" calcext:value-type="float">
            <text:p>0.000776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82302" calcext:value-type="float">
            <text:p>0.00082302</text:p>
          </table:table-cell>
          <table:table-cell office:value-type="float" office:value="0.00075806" calcext:value-type="float">
            <text:p>0.00075806</text:p>
          </table:table-cell>
          <table:table-cell office:value-type="float" office:value="0.00080002" calcext:value-type="float">
            <text:p>0.00080002</text:p>
          </table:table-cell>
          <table:table-cell office:value-type="float" office:value="0.0007669" calcext:value-type="float">
            <text:p>0.0007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8932" calcext:value-type="float">
            <text:p>0.00078932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00076528" calcext:value-type="float">
            <text:p>0.00076528</text:p>
          </table:table-cell>
          <table:table-cell office:value-type="float" office:value="0.00080342" calcext:value-type="float">
            <text:p>0.000803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9048" calcext:value-type="float">
            <text:p>0.00079048</text:p>
          </table:table-cell>
          <table:table-cell office:value-type="float" office:value="0.00078358" calcext:value-type="float">
            <text:p>0.00078358</text:p>
          </table:table-cell>
          <table:table-cell office:value-type="float" office:value="0.0007245" calcext:value-type="float">
            <text:p>0.0007245</text:p>
          </table:table-cell>
          <table:table-cell office:value-type="float" office:value="0.00060762" calcext:value-type="float">
            <text:p>0.000607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4564" calcext:value-type="float">
            <text:p>0.00074564</text:p>
          </table:table-cell>
          <table:table-cell office:value-type="float" office:value="0.00080972" calcext:value-type="float">
            <text:p>0.00080972</text:p>
          </table:table-cell>
          <table:table-cell office:value-type="float" office:value="0.00081826" calcext:value-type="float">
            <text:p>0.00081826</text:p>
          </table:table-cell>
          <table:table-cell office:value-type="float" office:value="0.0007137" calcext:value-type="float">
            <text:p>0.0007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81628" calcext:value-type="float">
            <text:p>0.00081628</text:p>
          </table:table-cell>
          <table:table-cell office:value-type="float" office:value="0.00086926" calcext:value-type="float">
            <text:p>0.00086926</text:p>
          </table:table-cell>
          <table:table-cell office:value-type="float" office:value="0.00081244" calcext:value-type="float">
            <text:p>0.00081244</text:p>
          </table:table-cell>
          <table:table-cell office:value-type="float" office:value="0.00070532" calcext:value-type="float">
            <text:p>0.00070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5898" calcext:value-type="float">
            <text:p>0.00075898</text:p>
          </table:table-cell>
          <table:table-cell office:value-type="float" office:value="0.00079828" calcext:value-type="float">
            <text:p>0.00079828</text:p>
          </table:table-cell>
          <table:table-cell office:value-type="float" office:value="0.00076546" calcext:value-type="float">
            <text:p>0.00076546</text:p>
          </table:table-cell>
          <table:table-cell office:value-type="float" office:value="0.0007492" calcext:value-type="float">
            <text:p>0.00074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851" calcext:value-type="float">
            <text:p>0.0007851</text:p>
          </table:table-cell>
          <table:table-cell office:value-type="float" office:value="0.00082616" calcext:value-type="float">
            <text:p>0.00082616</text:p>
          </table:table-cell>
          <table:table-cell office:value-type="float" office:value="0.0008367" calcext:value-type="float">
            <text:p>0.0008367</text:p>
          </table:table-cell>
          <table:table-cell office:value-type="float" office:value="0.00075356" calcext:value-type="float">
            <text:p>0.000753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7564" calcext:value-type="float">
            <text:p>0.00077564</text:p>
          </table:table-cell>
          <table:table-cell office:value-type="float" office:value="0.00083456" calcext:value-type="float">
            <text:p>0.00083456</text:p>
          </table:table-cell>
          <table:table-cell office:value-type="float" office:value="0.00083102" calcext:value-type="float">
            <text:p>0.00083102</text:p>
          </table:table-cell>
          <table:table-cell office:value-type="float" office:value="0.00077384" calcext:value-type="float">
            <text:p>0.000773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82388" calcext:value-type="float">
            <text:p>0.00082388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66322" calcext:value-type="float">
            <text:p>0.00066322</text:p>
          </table:table-cell>
          <table:table-cell office:value-type="float" office:value="0.00072144" calcext:value-type="float">
            <text:p>0.000721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007543" calcext:value-type="float">
            <text:p>0.0007543</text:p>
          </table:table-cell>
          <table:table-cell office:value-type="float" office:value="0.00081122" calcext:value-type="float">
            <text:p>0.00081122</text:p>
          </table:table-cell>
          <table:table-cell office:value-type="float" office:value="0.00085156" calcext:value-type="float">
            <text:p>0.00085156</text:p>
          </table:table-cell>
          <table:table-cell office:value-type="float" office:value="0.00082998" calcext:value-type="float">
            <text:p>0.000829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061" calcext:value-type="float">
            <text:p>0.0007061</text:p>
          </table:table-cell>
          <table:table-cell office:value-type="float" office:value="0.0007191" calcext:value-type="float">
            <text:p>0.0007191</text:p>
          </table:table-cell>
          <table:table-cell office:value-type="float" office:value="0.0007502" calcext:value-type="float">
            <text:p>0.00075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531" calcext:value-type="float">
            <text:p>0.0007531</text:p>
          </table:table-cell>
          <table:table-cell office:value-type="float" office:value="0.00073968" calcext:value-type="float">
            <text:p>0.00073968</text:p>
          </table:table-cell>
          <table:table-cell office:value-type="float" office:value="0.0009003" calcext:value-type="float">
            <text:p>0.000900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6224" calcext:value-type="float">
            <text:p>0.00076224</text:p>
          </table:table-cell>
          <table:table-cell office:value-type="float" office:value="0.0007903" calcext:value-type="float">
            <text:p>0.0007903</text:p>
          </table:table-cell>
          <table:table-cell office:value-type="float" office:value="0.0007115" calcext:value-type="float">
            <text:p>0.000711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7264" calcext:value-type="float">
            <text:p>0.00077264</text:p>
          </table:table-cell>
          <table:table-cell office:value-type="float" office:value="0.00072622" calcext:value-type="float">
            <text:p>0.00072622</text:p>
          </table:table-cell>
          <table:table-cell office:value-type="float" office:value="0.00080606" calcext:value-type="float">
            <text:p>0.000806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80064" calcext:value-type="float">
            <text:p>0.00080064</text:p>
          </table:table-cell>
          <table:table-cell office:value-type="float" office:value="0.000871" calcext:value-type="float">
            <text:p>0.000871</text:p>
          </table:table-cell>
          <table:table-cell office:value-type="float" office:value="0.00076744" calcext:value-type="float">
            <text:p>0.0007674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7778" calcext:value-type="float">
            <text:p>0.00077778</text:p>
          </table:table-cell>
          <table:table-cell office:value-type="float" office:value="0.00077072" calcext:value-type="float">
            <text:p>0.00077072</text:p>
          </table:table-cell>
          <table:table-cell office:value-type="float" office:value="0.0007237" calcext:value-type="float">
            <text:p>0.000723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5228" calcext:value-type="float">
            <text:p>0.00075228</text:p>
          </table:table-cell>
          <table:table-cell office:value-type="float" office:value="0.0007642" calcext:value-type="float">
            <text:p>0.0007642</text:p>
          </table:table-cell>
          <table:table-cell office:value-type="float" office:value="0.00073048" calcext:value-type="float">
            <text:p>0.000730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80386" calcext:value-type="float">
            <text:p>0.00080386</text:p>
          </table:table-cell>
          <table:table-cell office:value-type="float" office:value="0.0007609" calcext:value-type="float">
            <text:p>0.0007609</text:p>
          </table:table-cell>
          <table:table-cell office:value-type="float" office:value="0.00078166" calcext:value-type="float">
            <text:p>0.000781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6228" calcext:value-type="float">
            <text:p>0.00076228</text:p>
          </table:table-cell>
          <table:table-cell office:value-type="float" office:value="0.00087482" calcext:value-type="float">
            <text:p>0.00087482</text:p>
          </table:table-cell>
          <table:table-cell office:value-type="float" office:value="0.0007174" calcext:value-type="float">
            <text:p>0.00071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9664" calcext:value-type="float">
            <text:p>0.00079664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078848" calcext:value-type="float">
            <text:p>0.000788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3416" calcext:value-type="float">
            <text:p>0.00073416</text:p>
          </table:table-cell>
          <table:table-cell office:value-type="float" office:value="0.00073388" calcext:value-type="float">
            <text:p>0.00073388</text:p>
          </table:table-cell>
          <table:table-cell office:value-type="float" office:value="0.0007357" calcext:value-type="float">
            <text:p>0.00073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8606" calcext:value-type="float">
            <text:p>0.00078606</text:p>
          </table:table-cell>
          <table:table-cell office:value-type="float" office:value="0.00076316" calcext:value-type="float">
            <text:p>0.00076316</text:p>
          </table:table-cell>
          <table:table-cell office:value-type="float" office:value="0.0007798" calcext:value-type="float">
            <text:p>0.00077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84868" calcext:value-type="float">
            <text:p>0.00084868</text:p>
          </table:table-cell>
          <table:table-cell office:value-type="float" office:value="0.0008052" calcext:value-type="float">
            <text:p>0.0008052</text:p>
          </table:table-cell>
          <table:table-cell office:value-type="float" office:value="0.00079252" calcext:value-type="float">
            <text:p>0.000792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8684" calcext:value-type="float">
            <text:p>0.00078684</text:p>
          </table:table-cell>
          <table:table-cell office:value-type="float" office:value="0.00074952" calcext:value-type="float">
            <text:p>0.00074952</text:p>
          </table:table-cell>
          <table:table-cell office:value-type="float" office:value="0.00074426" calcext:value-type="float">
            <text:p>0.0007442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8106" calcext:value-type="float">
            <text:p>0.0008106</text:p>
          </table:table-cell>
          <table:table-cell office:value-type="float" office:value="0.00077008" calcext:value-type="float">
            <text:p>0.00077008</text:p>
          </table:table-cell>
          <table:table-cell office:value-type="float" office:value="0.000764" calcext:value-type="float">
            <text:p>0.0007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6978" calcext:value-type="float">
            <text:p>0.00076978</text:p>
          </table:table-cell>
          <table:table-cell office:value-type="float" office:value="0.00079286" calcext:value-type="float">
            <text:p>0.00079286</text:p>
          </table:table-cell>
          <table:table-cell office:value-type="float" office:value="0.00080664" calcext:value-type="float">
            <text:p>0.000806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9786" calcext:value-type="float">
            <text:p>0.00079786</text:p>
          </table:table-cell>
          <table:table-cell office:value-type="float" office:value="0.00077214" calcext:value-type="float">
            <text:p>0.00077214</text:p>
          </table:table-cell>
          <table:table-cell office:value-type="float" office:value="0.00068306" calcext:value-type="float">
            <text:p>0.000683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2438" calcext:value-type="float">
            <text:p>0.00072438</text:p>
          </table:table-cell>
          <table:table-cell office:value-type="float" office:value="0.0007325" calcext:value-type="float">
            <text:p>0.0007325</text:p>
          </table:table-cell>
          <table:table-cell office:value-type="float" office:value="0.00078854" calcext:value-type="float">
            <text:p>0.0007885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8466" calcext:value-type="float">
            <text:p>0.00078466</text:p>
          </table:table-cell>
          <table:table-cell office:value-type="float" office:value="0.00074836" calcext:value-type="float">
            <text:p>0.00074836</text:p>
          </table:table-cell>
          <table:table-cell office:value-type="float" office:value="0.00085114" calcext:value-type="float">
            <text:p>0.0008511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.00079128" calcext:value-type="float">
            <text:p>0.00079128</text:p>
          </table:table-cell>
          <table:table-cell office:value-type="float" office:value="0.00077692" calcext:value-type="float">
            <text:p>0.00077692</text:p>
          </table:table-cell>
          <table:table-cell office:value-type="float" office:value="0.0007867" calcext:value-type="float">
            <text:p>0.000786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9848" calcext:value-type="float">
            <text:p>0.00079848</text:p>
          </table:table-cell>
          <table:table-cell office:value-type="float" office:value="0.00080364" calcext:value-type="float">
            <text:p>0.000803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80112" calcext:value-type="float">
            <text:p>0.00080112</text:p>
          </table:table-cell>
          <table:table-cell office:value-type="float" office:value="0.00075886" calcext:value-type="float">
            <text:p>0.000758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81616" calcext:value-type="float">
            <text:p>0.00081616</text:p>
          </table:table-cell>
          <table:table-cell office:value-type="float" office:value="0.00077644" calcext:value-type="float">
            <text:p>0.000776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69954" calcext:value-type="float">
            <text:p>0.00069954</text:p>
          </table:table-cell>
          <table:table-cell office:value-type="float" office:value="0.00089596" calcext:value-type="float">
            <text:p>0.000895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6374" calcext:value-type="float">
            <text:p>0.00076374</text:p>
          </table:table-cell>
          <table:table-cell office:value-type="float" office:value="0.00078858" calcext:value-type="float">
            <text:p>0.000788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2834" calcext:value-type="float">
            <text:p>0.00072834</text:p>
          </table:table-cell>
          <table:table-cell office:value-type="float" office:value="0.00077432" calcext:value-type="float">
            <text:p>0.0007743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3002" calcext:value-type="float">
            <text:p>0.00073002</text:p>
          </table:table-cell>
          <table:table-cell office:value-type="float" office:value="0.00075386" calcext:value-type="float">
            <text:p>0.000753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4456" calcext:value-type="float">
            <text:p>0.00074456</text:p>
          </table:table-cell>
          <table:table-cell office:value-type="float" office:value="0.00070466" calcext:value-type="float">
            <text:p>0.000704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2872" calcext:value-type="float">
            <text:p>0.00072872</text:p>
          </table:table-cell>
          <table:table-cell office:value-type="float" office:value="0.00077282" calcext:value-type="float">
            <text:p>0.000772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6418" calcext:value-type="float">
            <text:p>0.00076418</text:p>
          </table:table-cell>
          <table:table-cell office:value-type="float" office:value="0.00073762" calcext:value-type="float">
            <text:p>0.0007376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651" calcext:value-type="float">
            <text:p>0.0007651</text:p>
          </table:table-cell>
          <table:table-cell office:value-type="float" office:value="0.00072014" calcext:value-type="float">
            <text:p>0.000720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4742" calcext:value-type="float">
            <text:p>0.00074742</text:p>
          </table:table-cell>
          <table:table-cell office:value-type="float" office:value="0.00078806" calcext:value-type="float">
            <text:p>0.000788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9262" calcext:value-type="float">
            <text:p>0.00079262</text:p>
          </table:table-cell>
          <table:table-cell office:value-type="float" office:value="0.0007364" calcext:value-type="float">
            <text:p>0.00073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2814" calcext:value-type="float">
            <text:p>0.00072814</text:p>
          </table:table-cell>
          <table:table-cell office:value-type="float" office:value="0.00082746" calcext:value-type="float">
            <text:p>0.000827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7732" calcext:value-type="float">
            <text:p>0.00077732</text:p>
          </table:table-cell>
          <table:table-cell office:value-type="float" office:value="0.0007886" calcext:value-type="float">
            <text:p>0.000788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737" calcext:value-type="float">
            <text:p>0.0007737</text:p>
          </table:table-cell>
          <table:table-cell office:value-type="float" office:value="0.00084372" calcext:value-type="float">
            <text:p>0.0008437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83614" calcext:value-type="float">
            <text:p>0.00083614</text:p>
          </table:table-cell>
          <table:table-cell office:value-type="float" office:value="0.00079502" calcext:value-type="float">
            <text:p>0.0007950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85234" calcext:value-type="float">
            <text:p>0.00085234</text:p>
          </table:table-cell>
          <table:table-cell office:value-type="float" office:value="0.0008749" calcext:value-type="float">
            <text:p>0.00087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8654" calcext:value-type="float">
            <text:p>0.00078654</text:p>
          </table:table-cell>
          <table:table-cell office:value-type="float" office:value="0.00080414" calcext:value-type="float">
            <text:p>0.0008041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007594" calcext:value-type="float">
            <text:p>0.0007594</text:p>
          </table:table-cell>
          <table:table-cell office:value-type="float" office:value="0.00070966" calcext:value-type="float">
            <text:p>0.0007096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187" calcext:value-type="float">
            <text:p>0.000718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498" calcext:value-type="float">
            <text:p>0.00074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927" calcext:value-type="float">
            <text:p>0.000792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81286" calcext:value-type="float">
            <text:p>0.000812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637" calcext:value-type="float">
            <text:p>0.000763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6732" calcext:value-type="float">
            <text:p>0.0007673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9212" calcext:value-type="float">
            <text:p>0.0007921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2154" calcext:value-type="float">
            <text:p>0.0007215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81232" calcext:value-type="float">
            <text:p>0.0008123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8523" calcext:value-type="float">
            <text:p>0.000852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5174" calcext:value-type="float">
            <text:p>0.0007517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8152" calcext:value-type="float">
            <text:p>0.0007815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82758" calcext:value-type="float">
            <text:p>0.0008275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88218" calcext:value-type="float">
            <text:p>0.0008821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7586" calcext:value-type="float">
            <text:p>0.0007758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616" calcext:value-type="float">
            <text:p>0.000761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3766" calcext:value-type="float">
            <text:p>0.00073766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6998" calcext:value-type="float">
            <text:p>0.00076998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323" calcext:value-type="float">
            <text:p>0.0007323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.0007974" calcext:value-type="float">
            <text:p>0.000797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20:25:25.409427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8:23:00.206635944</meta:creation-date>
    <dc:date>2017-03-14T20:35:34.269075381</dc:date>
    <meta:editing-duration>PT48M56S</meta:editing-duration>
    <meta:editing-cycles>10</meta:editing-cycles>
    <meta:generator>LibreOffice/5.2.2.2$Linux_X86_64 LibreOffice_project/20m0$Build-2</meta:generator>
    <meta:document-statistic meta:table-count="1" meta:cell-count="3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02cm" svg:y="0.315cm" chart:style-name="ch2">
          <text:p>Test 1</text:p>
        </chart:title>
        <chart:plot-area chart:style-name="ch3" table:cell-range-address="Sheet1.H3:Sheet1.I8" chart:data-source-has-labels="column" svg:x="1.318cm" svg:y="1.288cm" svg:width="14.362cm" svg:height="6.564cm">
          <chartooo:coordinate-region svg:x="3.064cm" svg:y="1.487cm" svg:width="12.317cm" svg:height="5.718cm"/>
          <chart:axis chart:dimension="x" chart:name="primary-x" chart:style-name="ch4" chartooo:axis-type="auto">
            <chartooo:date-scale/>
            <chart:title svg:x="7.965cm" svg:y="8.033cm" chart:style-name="ch5">
              <text:p>Clients</text:p>
            </chart:title>
            <chart:categories table:cell-range-address="Sheet1.H3:Sheet1.H8"/>
          </chart:axis>
          <chart:axis chart:dimension="y" chart:name="primary-y" chart:style-name="ch4">
            <chart:title svg:x="0.451cm" svg:y="5.203cm" chart:style-name="ch6">
              <text:p>Time (s)</text:p>
            </chart:title>
            <chart:grid chart:style-name="ch7" chart:class="major"/>
          </chart:axis>
          <chart:series chart:style-name="ch8" chart:values-cell-range-address="Sheet1.I3:Sheet1.I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H3:Sheet1.H8</svg:desc>
                </draw:g>
              </table:table-cell>
              <table:table-cell office:value-type="float" office:value="0.00078548">
                <text:p>0.00078548</text:p>
                <draw:g>
                  <svg:desc>Sheet1.I3:Sheet1.I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79173">
                <text:p>0.0007917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7833805">
                <text:p>0.00078338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781686666666667">
                <text:p>0.00078168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76582175">
                <text:p>0.000765821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767842">
                <text:p>0.0007678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